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220000011C78A98C78.png" manifest:media-type="image/png"/>
  <manifest:file-entry manifest:full-path="Pictures/10000001000002140000020C056F0E3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Engravers' Gothic" svg:font-family="'Engravers' Gothic'" style:font-family-generic="swiss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BusinessCards" style:family="table">
      <style:table-properties style:width="7in" table:align="center"/>
    </style:style>
    <style:style style:name="BusinessCards.A" style:family="table-column">
      <style:table-column-properties style:column-width="3.5in"/>
    </style:style>
    <style:style style:name="BusinessCards.1" style:family="table-row">
      <style:table-row-properties style:row-height="2in" fo:keep-together="always"/>
    </style:style>
    <style:style style:name="BusinessCards.A1" style:family="table-cell">
      <style:table-cell-properties style:vertical-align="middle" fo:padding-left="0.2in" fo:padding-right="0.2in" fo:padding-top="0.15in" fo:padding-bottom="0.15in" fo:border="none"/>
    </style:style>
    <style:style style:name="P1" style:family="paragraph" style:parent-style-name="Standard">
      <style:paragraph-properties fo:margin-top="0in" fo:margin-bottom="0.0799in" style:contextual-spacing="false" fo:text-align="start" style:justify-single-word="false"/>
      <style:text-properties fo:color="#444444" loext:opacity="100%" style:font-name="Liberation Sans" fo:font-size="8pt"/>
    </style:style>
    <style:style style:name="P2" style:family="paragraph" style:parent-style-name="Standard">
      <style:paragraph-properties fo:margin-top="0in" fo:margin-bottom="0.0799in" style:contextual-spacing="false" fo:text-align="start" style:justify-single-word="false"/>
      <style:text-properties fo:color="#444444" loext:opacity="100%" style:font-name="Engravers' Gothic" fo:font-size="8pt" officeooo:rsid="00010b48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Engravers' Gothic" fo:font-size="12pt" officeooo:rsid="00023747" officeooo:paragraph-rsid="00023747" style:font-size-asian="12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023747" style:font-size-asian="6pt" style:font-size-complex="6pt"/>
    </style:style>
    <style:style style:name="P5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0f41e1" style:font-size-asian="6pt" style:font-size-complex="6pt"/>
    </style:style>
    <style:style style:name="P6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0fce47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Engravers' Gothic" fo:font-size="6pt" officeooo:rsid="00023747" officeooo:paragraph-rsid="000f41e1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Engravers' Gothic" fo:font-size="6pt" officeooo:rsid="00023747" officeooo:paragraph-rsid="000fce47" style:font-size-asian="6pt" style:font-size-complex="6pt"/>
    </style:style>
    <style:style style:name="P9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0cd51c" style:font-size-asian="7pt" style:font-size-complex="7pt"/>
    </style:style>
    <style:style style:name="P10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0f41e1" style:font-size-asian="7pt" style:font-size-complex="7pt"/>
    </style:style>
    <style:style style:name="P11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0fce47" style:font-size-asian="7pt" style:font-size-complex="7pt"/>
    </style:style>
    <style:style style:name="P12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0cd51c" style:font-size-asian="7pt" style:font-size-complex="7pt"/>
    </style:style>
    <style:style style:name="P13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0f41e1" style:font-size-asian="7pt" style:font-size-complex="7pt"/>
    </style:style>
    <style:style style:name="P14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0fce47" style:font-size-asian="7pt" style:font-size-complex="7pt"/>
    </style:style>
    <style:style style:name="P15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0403ae"/>
    </style:style>
    <style:style style:name="P16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0f41e1"/>
    </style:style>
    <style:style style:name="P17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0fce47"/>
    </style:style>
    <style:style style:name="P18" style:family="paragraph" style:parent-style-name="Table_20_Contents">
      <style:paragraph-properties fo:text-align="end" style:justify-single-word="false"/>
      <style:text-properties style:font-name="Engravers' Gothic" fo:font-size="8pt" officeooo:rsid="00023747" officeooo:paragraph-rsid="00023747"/>
    </style:style>
    <style:style style:name="P19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403ae" style:font-size-asian="6pt" style:font-style-asian="italic" style:font-size-complex="6pt" style:font-style-complex="italic"/>
    </style:style>
    <style:style style:name="P20" style:family="paragraph" style:parent-style-name="Table_20_Contents">
      <loext:graphic-properties draw:fill="none"/>
      <style:paragraph-properties fo:margin-left="0.3201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95457" style:font-size-asian="6pt" style:font-style-asian="italic" style:font-size-complex="6pt" style:font-style-complex="italic"/>
    </style:style>
    <style:style style:name="P21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f41e1" style:font-size-asian="6pt" style:font-style-asian="italic" style:font-size-complex="6pt" style:font-style-complex="italic"/>
    </style:style>
    <style:style style:name="P22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fce47" style:font-size-asian="6pt" style:font-style-asian="italic" style:font-size-complex="6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/>
    </style:style>
    <style:style style:name="P24" style:family="paragraph" style:parent-style-name="Standard">
      <style:text-properties officeooo:paragraph-rsid="0012156b"/>
    </style:style>
    <style:style style:name="P25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1169f5" style:font-size-asian="6pt" style:font-style-asian="italic" style:font-size-complex="6pt" style:font-style-complex="italic"/>
    </style:style>
    <style:style style:name="P26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12156b" style:font-size-asian="6pt" style:font-style-asian="italic" style:font-size-complex="6pt" style:font-style-complex="italic"/>
    </style:style>
    <style:style style:name="P27" style:family="paragraph" style:parent-style-name="Table_20_Contents">
      <loext:graphic-properties draw:fill="none"/>
      <style:paragraph-properties fo:margin-left="0.3201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12156b" style:font-size-asian="6pt" style:font-style-asian="italic" style:font-size-complex="6pt" style:font-style-complex="italic"/>
    </style:style>
    <style:style style:name="P28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f41e1" style:font-size-asian="6pt" style:font-style-asian="italic" style:font-size-complex="6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Tahoma" fo:font-size="6pt" fo:font-style="italic" officeooo:rsid="000403ae" officeooo:paragraph-rsid="000fce47" style:font-size-asian="6pt" style:font-style-asian="italic" style:font-size-complex="6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Tahoma" fo:font-size="6pt" fo:font-style="italic" officeooo:rsid="000403ae" officeooo:paragraph-rsid="0012156b" style:font-size-asian="6pt" style:font-style-asian="italic" style:font-size-complex="6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Tahoma" fo:font-size="6pt" fo:font-style="italic" officeooo:rsid="000403ae" officeooo:paragraph-rsid="001169f5" style:font-size-asian="6pt" style:font-style-asian="italic" style:font-size-complex="6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Tahoma" fo:font-size="6pt" fo:font-style="italic" officeooo:rsid="000403ae" officeooo:paragraph-rsid="000f41e1" style:font-size-asian="6pt" style:font-style-asian="italic" style:font-size-complex="6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Engravers' Gothic" fo:font-size="12pt" officeooo:rsid="00023747" officeooo:paragraph-rsid="0012156b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Engravers' Gothic" fo:font-size="6pt" officeooo:rsid="00023747" officeooo:paragraph-rsid="001169f5" style:font-size-asian="6pt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Engravers' Gothic" fo:font-size="6pt" officeooo:rsid="00023747" officeooo:paragraph-rsid="0012156b" style:font-size-asian="6pt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Engravers' Gothic" fo:font-size="6pt" officeooo:rsid="00023747" officeooo:paragraph-rsid="000f41e1" style:font-size-asian="6pt" style:font-size-complex="6pt"/>
    </style:style>
    <style:style style:name="P37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1169f5" style:font-size-asian="6pt" style:font-size-complex="6pt"/>
    </style:style>
    <style:style style:name="P38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12156b" style:font-size-asian="6pt" style:font-size-complex="6pt"/>
    </style:style>
    <style:style style:name="P39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0f41e1" style:font-size-asian="6pt" style:font-size-complex="6pt"/>
    </style:style>
    <style:style style:name="P40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1169f5" style:font-size-asian="7pt" style:font-size-complex="7pt"/>
    </style:style>
    <style:style style:name="P41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12156b" style:font-size-asian="7pt" style:font-size-complex="7pt"/>
    </style:style>
    <style:style style:name="P42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0f41e1" style:font-size-asian="7pt" style:font-size-complex="7pt"/>
    </style:style>
    <style:style style:name="P43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1169f5" style:font-size-asian="7pt" style:font-size-complex="7pt"/>
    </style:style>
    <style:style style:name="P44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12156b" style:font-size-asian="7pt" style:font-size-complex="7pt"/>
    </style:style>
    <style:style style:name="P45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0f41e1" style:font-size-asian="7pt" style:font-size-complex="7pt"/>
    </style:style>
    <style:style style:name="P46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1169f5"/>
    </style:style>
    <style:style style:name="P47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12156b"/>
    </style:style>
    <style:style style:name="P48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0f41e1"/>
    </style:style>
    <style:style style:name="T1" style:family="text">
      <style:text-properties officeooo:rsid="00095457"/>
    </style:style>
    <style:style style:name="T2" style:family="text">
      <style:text-properties style:font-name="Engravers' Gothic" fo:font-size="8pt" fo:font-style="normal" officeooo:rsid="00023747" style:font-style-asian="normal" style:font-style-complex="normal"/>
    </style:style>
    <style:style style:name="T3" style:family="text">
      <style:text-properties style:font-name="Engravers' Gothic" fo:font-size="8pt" fo:font-style="normal" officeooo:rsid="00095457" style:font-style-asian="normal" style:font-style-complex="normal"/>
    </style:style>
    <style:style style:name="T4" style:family="text">
      <style:text-properties officeooo:rsid="000237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BusinessCards" table:style-name="BusinessCards">
        <table:table-column table:style-name="BusinessCards.A" table:number-columns-repeated="2"/>
        <table:table-row table:style-name="BusinessCards.1">
          <table:table-cell table:style-name="BusinessCards.A1" office:value-type="string">
            <text:p text:style-name="P31"><draw:frame draw:style-name="fr1" draw:name="Image1" text:anchor-type="char" svg:x="1.378in" svg:y="-0.0398in" svg:width="1.8102in" svg:height="1.7827in" draw:z-index="0"><draw:image xlink:href="Pictures/10000001000002140000020C056F0E38.png" xlink:type="simple" xlink:show="embed" xlink:actuate="onLoad" draw:mime-type="image/png"/></draw:frame><draw:frame draw:style-name="fr1" draw:name="Image2 Copy 9 Copy 1 Copy 3" text:anchor-type="char" svg:x="-0.1382in" svg:y="0.7909in" svg:width="1.028in" svg:height="1.0102in" draw:z-index="14"><draw:image xlink:href="Pictures/10000001000001220000011C78A98C78.png" xlink:type="simple" xlink:show="embed" xlink:actuate="onLoad" draw:mime-type="image/png"/></draw:frame><draw:frame draw:style-name="fr1" draw:name="Image2 Copy 9 Copy 1 Copy 4" text:anchor-type="char" svg:x="3.3382in" svg:y="0.7992in" svg:width="1.028in" svg:height="1.0102in" draw:z-index="15"><draw:image xlink:href="Pictures/10000001000001220000011C78A98C78.png" xlink:type="simple" xlink:show="embed" xlink:actuate="onLoad" draw:mime-type="image/png"/></draw:frame></text:p>
          </table:table-cell>
          <table:table-cell table:style-name="BusinessCards.A1" office:value-type="string">
            <text:p text:style-name="P31"><draw:frame draw:style-name="fr1" draw:name="Image1 Copy 1" text:anchor-type="char" svg:x="1.378in" svg:y="-0.0398in" svg:width="1.8102in" svg:height="1.7827in" draw:z-index="1"><draw:image xlink:href="Pictures/10000001000002140000020C056F0E38.png" xlink:type="simple" xlink:show="embed" xlink:actuate="onLoad" draw:mime-type="image/png"/></draw:frame></text:p>
          </table:table-cell>
        </table:table-row>
        <table:table-row table:style-name="BusinessCards.1">
          <table:table-cell table:style-name="BusinessCards.A1" office:value-type="string">
            <text:p text:style-name="P31"><draw:frame draw:style-name="fr1" draw:name="Image1 Copy 2" text:anchor-type="char" svg:x="1.378in" svg:y="-0.0398in" svg:width="1.8102in" svg:height="1.7827in" draw:z-index="2"><draw:image xlink:href="Pictures/10000001000002140000020C056F0E38.png" xlink:type="simple" xlink:show="embed" xlink:actuate="onLoad" draw:mime-type="image/png"/></draw:frame><draw:frame draw:style-name="fr1" draw:name="Image2 Copy 9 Copy 1 Copy 5" text:anchor-type="char" svg:x="3.322in" svg:y="0.8126in" svg:width="1.028in" svg:height="1.0102in" draw:z-index="16"><draw:image xlink:href="Pictures/10000001000001220000011C78A98C78.png" xlink:type="simple" xlink:show="embed" xlink:actuate="onLoad" draw:mime-type="image/png"/></draw:frame><draw:frame draw:style-name="fr1" draw:name="Image2 Copy 9 Copy 1 Copy 1" text:anchor-type="char" svg:x="-0.172in" svg:y="0.7953in" svg:width="1.028in" svg:height="1.0102in" draw:z-index="17"><draw:image xlink:href="Pictures/10000001000001220000011C78A98C78.png" xlink:type="simple" xlink:show="embed" xlink:actuate="onLoad" draw:mime-type="image/png"/></draw:frame></text:p>
          </table:table-cell>
          <table:table-cell table:style-name="BusinessCards.A1" office:value-type="string">
            <text:p text:style-name="P31"><draw:frame draw:style-name="fr1" draw:name="Image1 Copy 3" text:anchor-type="char" svg:x="1.378in" svg:y="-0.0398in" svg:width="1.8102in" svg:height="1.7827in" draw:z-index="3"><draw:image xlink:href="Pictures/10000001000002140000020C056F0E38.png" xlink:type="simple" xlink:show="embed" xlink:actuate="onLoad" draw:mime-type="image/png"/></draw:frame></text:p>
          </table:table-cell>
        </table:table-row>
        <table:table-row table:style-name="BusinessCards.1">
          <table:table-cell table:style-name="BusinessCards.A1" office:value-type="string">
            <text:p text:style-name="P31"><draw:frame draw:style-name="fr1" draw:name="Image1 Copy 4" text:anchor-type="char" svg:x="1.378in" svg:y="-0.0398in" svg:width="1.8102in" svg:height="1.7827in" draw:z-index="4"><draw:image xlink:href="Pictures/10000001000002140000020C056F0E38.png" xlink:type="simple" xlink:show="embed" xlink:actuate="onLoad" draw:mime-type="image/png"/></draw:frame><draw:frame draw:style-name="fr1" draw:name="Image2 Copy 9 Copy 1 Copy 2" text:anchor-type="char" svg:x="-0.1457in" svg:y="0.7811in" svg:width="1.028in" svg:height="1.0102in" draw:z-index="13"><draw:image xlink:href="Pictures/10000001000001220000011C78A98C78.png" xlink:type="simple" xlink:show="embed" xlink:actuate="onLoad" draw:mime-type="image/png"/></draw:frame><draw:frame draw:style-name="fr1" draw:name="Image2 Copy 9 Copy 1 Copy 6" text:anchor-type="char" svg:x="3.3465in" svg:y="0.8209in" svg:width="1.028in" svg:height="1.0102in" draw:z-index="18"><draw:image xlink:href="Pictures/10000001000001220000011C78A98C78.png" xlink:type="simple" xlink:show="embed" xlink:actuate="onLoad" draw:mime-type="image/png"/></draw:frame></text:p>
          </table:table-cell>
          <table:table-cell table:style-name="BusinessCards.A1" office:value-type="string">
            <text:p text:style-name="P31"><draw:frame draw:style-name="fr1" draw:name="Image1 Copy 5" text:anchor-type="char" svg:x="1.378in" svg:y="-0.0398in" svg:width="1.8102in" svg:height="1.7827in" draw:z-index="5"><draw:image xlink:href="Pictures/10000001000002140000020C056F0E38.png" xlink:type="simple" xlink:show="embed" xlink:actuate="onLoad" draw:mime-type="image/png"/></draw:frame></text:p>
          </table:table-cell>
        </table:table-row>
        <table:table-row table:style-name="BusinessCards.1">
          <table:table-cell table:style-name="BusinessCards.A1" office:value-type="string">
            <text:p text:style-name="P31"><draw:frame draw:style-name="fr1" draw:name="Image1 Copy 6" text:anchor-type="char" svg:x="1.378in" svg:y="-0.0398in" svg:width="1.8102in" svg:height="1.7827in" draw:z-index="6"><draw:image xlink:href="Pictures/10000001000002140000020C056F0E38.png" xlink:type="simple" xlink:show="embed" xlink:actuate="onLoad" draw:mime-type="image/png"/></draw:frame></text:p>
          </table:table-cell>
          <table:table-cell table:style-name="BusinessCards.A1" office:value-type="string">
            <text:p text:style-name="P30"><draw:frame draw:style-name="fr1" draw:name="Image1 Copy 7" text:anchor-type="char" svg:x="1.378in" svg:y="-0.0398in" svg:width="1.8102in" svg:height="1.7827in" draw:z-index="7"><draw:image xlink:href="Pictures/10000001000002140000020C056F0E38.png" xlink:type="simple" xlink:show="embed" xlink:actuate="onLoad" draw:mime-type="image/png"/></draw:frame></text:p>
          </table:table-cell>
        </table:table-row>
        <table:table-row table:style-name="BusinessCards.1">
          <table:table-cell table:style-name="BusinessCards.A1" office:value-type="string">
            <text:p text:style-name="P30"><draw:frame draw:style-name="fr1" draw:name="Image1 Copy 8" text:anchor-type="char" svg:x="1.378in" svg:y="-0.0398in" svg:width="1.8102in" svg:height="1.7827in" draw:z-index="8"><draw:image xlink:href="Pictures/10000001000002140000020C056F0E38.png" xlink:type="simple" xlink:show="embed" xlink:actuate="onLoad" draw:mime-type="image/png"/></draw:frame><draw:frame draw:style-name="fr1" draw:name="Image2 Copy 9 Copy 1" text:anchor-type="char" svg:x="-0.1382in" svg:y="-1.1791in" svg:width="1.028in" svg:height="1.0102in" draw:z-index="10"><draw:image xlink:href="Pictures/10000001000001220000011C78A98C78.png" xlink:type="simple" xlink:show="embed" xlink:actuate="onLoad" draw:mime-type="image/png"/></draw:frame><draw:frame draw:style-name="fr1" draw:name="Image2 Copy 9 Copy 2" text:anchor-type="char" svg:x="3.3583in" svg:y="-1.1957in" svg:width="1.028in" svg:height="1.0102in" draw:z-index="11"><draw:image xlink:href="Pictures/10000001000001220000011C78A98C78.png" xlink:type="simple" xlink:show="embed" xlink:actuate="onLoad" draw:mime-type="image/png"/></draw:frame><draw:frame draw:style-name="fr1" draw:name="Image2 Copy 9 Copy 2 Copy 1" text:anchor-type="char" svg:x="-0.1457in" svg:y="0.789in" svg:width="1.028in" svg:height="1.0102in" draw:z-index="12"><draw:image xlink:href="Pictures/10000001000001220000011C78A98C78.png" xlink:type="simple" xlink:show="embed" xlink:actuate="onLoad" draw:mime-type="image/png"/></draw:frame><draw:frame draw:style-name="fr1" draw:name="Image2 Copy 9" text:anchor-type="char" svg:x="3.3319in" svg:y="0.7984in" svg:width="1.028in" svg:height="1.0102in" draw:z-index="19"><draw:image xlink:href="Pictures/10000001000001220000011C78A98C78.png" xlink:type="simple" xlink:show="embed" xlink:actuate="onLoad" draw:mime-type="image/png"/></draw:frame></text:p>
          </table:table-cell>
          <table:table-cell table:style-name="BusinessCards.A1" office:value-type="string">
            <text:p text:style-name="P30"><draw:frame draw:style-name="fr1" draw:name="Image1 Copy 9" text:anchor-type="char" svg:x="1.378in" svg:y="-0.0398in" svg:width="1.8102in" svg:height="1.7827in" draw:z-index="9"><draw:image xlink:href="Pictures/10000001000002140000020C056F0E38.png" xlink:type="simple" xlink:show="embed" xlink:actuate="onLoad" draw:mime-type="image/png"/></draw:fram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Engravers' Gothic" svg:font-family="'Engravers' Gothic'" style:font-family-generic="swiss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meta:print-date>2026-03-27T09:10:05.105166541</meta:print-date>
    <dc:date>2026-03-27T09:32:42.129447541</dc:date>
    <meta:editing-duration>PT10H17M32S</meta:editing-duration>
    <meta:editing-cycles>9</meta:editing-cycles>
    <meta:document-statistic meta:table-count="1" meta:image-count="20" meta:object-count="0" meta:page-count="2" meta:paragraph-count="0" meta:word-count="0" meta:character-count="0" meta:non-whitespace-character-count="0"/>
  </office:meta>
</office:document-meta>
</file>